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table table:name="Prim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_1</text:p>
          </table:table-cell>
          <table:table-cell office:value-type="string" calcext:value-type="string">
            <text:p>Alg2_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office:value-type="string" calcext:value-type="string">
            <text:p>Alg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table table:name="Fib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6:49:33.749675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4T16:44:37.638608694</meta:creation-date>
    <dc:date>2022-08-14T16:50:27.047105960</dc:date>
    <meta:editing-duration>PT4M6S</meta:editing-duration>
    <meta:editing-cycles>2</meta:editing-cycles>
    <meta:generator>LibreOffice/6.0.7.3$Linux_X86_64 LibreOffice_project/00m0$Build-3</meta:generator>
    <meta:document-statistic meta:table-count="3" meta:cell-count="54" meta:object-count="0"/>
  </office:meta>
</office:document-meta>
</file>